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Gujarati" svg:font-family="'Lohit Gujarat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aliRamakrishna" svg:font-family="TenaliRamakrishna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741cm" fo:min-width="15.248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712cm" fo:min-width="13.4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35cm" fo:min-width="13.4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Ubuntu Mono" fo:font-size="16pt"/>
    </style:style>
    <style:style style:name="P4" style:family="paragraph">
      <loext:graphic-properties draw:fill="none" draw:fill-color="#ffffff"/>
      <style:text-properties style:font-name="Ubuntu Mono" fo:font-size="16pt"/>
    </style:style>
    <style:style style:name="P5" style:family="paragraph">
      <style:text-properties fo:color="#ffffff" loext:opacity="100%" style:font-name="Ubuntu Mono" fo:font-size="16pt" style:font-size-asian="16pt" style:font-size-complex="16pt"/>
    </style:style>
    <style:style style:name="P6" style:family="paragraph">
      <loext:graphic-properties draw:fill="none" draw:fill-color="#ffffff"/>
      <style:text-properties fo:color="#ffffff" loext:opacity="100%" style:font-name="Ubuntu Mono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Ubuntu Mono" fo:font-size="16pt"/>
    </style:style>
    <style:style style:name="T1" style:family="text">
      <style:text-properties fo:color="#ffffff" loext:opacity="100%" fo:background-color="#1c1c1c"/>
    </style:style>
    <style:style style:name="T2" style:family="text">
      <style:text-properties style:font-name="Ubuntu Mono" fo:font-size="16pt"/>
    </style:style>
    <style:style style:name="T3" style:family="text">
      <style:text-properties fo:color="#ffffff" loext:opacity="100%" style:font-name="Ubuntu Mono"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26cm" svg:height="0.962cm" svg:x="0.911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6.444cm" svg:x="0.889cm" svg:y="12.7cm">
          <draw:text-box>
            <text:p text:style-name="P3">On dynamic languages, it's likely that you will use directly some primitive objects that can represent the JSON. This is the anti-pattern <text:span text:style-name="T1">primitive obsession</text:span>.</text:p>
            <text:p text:style-name="P3"/>
            <text:p text:style-name="P3">This will most likely increase code duplication, and, everywhere you use this object you will ask <text:span text:style-name="T1">obj.type</text:span>.</text:p>
            <text:p text:style-name="P3"/>
            <text:p text:style-name="P3">With typescript interfaces, you are just putting a mask on a raw object...</text:p>
          </draw:text-box>
        </draw:frame>
        <draw:frame draw:style-name="gr4" draw:text-style-name="P6" draw:layer="layout" svg:width="12.415cm" svg:height="0.814cm" svg:x="1.1cm" svg:y="10.234cm">
          <draw:text-box>
            <text:p text:style-name="P5">Using raw objects or typescript interfaces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26cm" svg:height="0.962cm" svg:x="0.911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4.192cm" svg:x="0.889cm" svg:y="12.7cm">
          <draw:text-box>
            <text:p text:style-name="P3">const my_object = {} as IMyObject;</text:p>
            <text:p text:style-name="P3"/>
            <text:p text:style-name="P3">if (my_object.type == SOME_CONSTANT) {</text:p>
            <text:p text:style-name="P3"><text:s text:c="2"/>...</text:p>
            <text:p text:style-name="P3">} else if (my_object.type == OTHER_CONSTANT) {</text:p>
            <text:p text:style-name="P3"><text:s text:c="2"/>...</text:p>
            <text:p text:style-name="P3">}</text:p>
          </draw:text-box>
        </draw:frame>
        <draw:frame draw:style-name="gr4" draw:text-style-name="P6" draw:layer="layout" svg:width="12.415cm" svg:height="0.814cm" svg:x="1.1cm" svg:y="10.234cm">
          <draw:text-box>
            <text:p text:style-name="P5">Using raw objects or typescript interfaces</text:p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26cm" svg:height="0.962cm" svg:x="0.911cm" svg:y="8.5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8.696cm" svg:x="0.889cm" svg:y="11.1cm">
          <draw:text-box>
            <text:p text:style-name="P3"><text:span text:style-name="T2">You always need to ask which state the application is. </text:span></text:p>
            <text:p text:style-name="P3"><text:span text:style-name="T2"/></text:p>
            <text:p text:style-name="P3"><text:span text:style-name="T2">;; lisp ♥</text:span></text:p>
            <text:p text:style-name="P3"><text:span text:style-name="T2">(case current-step</text:span></text:p>
            <text:p text:style-name="P3"><text:span text:style-name="T2"><text:s text:c="3"/></text:span><text:span text:style-name="T2">(:welcome (welcome-do-something))</text:span></text:p>
            <text:p text:style-name="P3"><text:span text:style-name="T2"><text:s text:c="3"/></text:span><text:span text:style-name="T2">(:form (form-do-something)))</text:span></text:p>
            <text:p text:style-name="P3"><text:span text:style-name="T2"/></text:p>
            <text:p text:style-name="P3"><text:span text:style-name="T2"># ruby</text:span></text:p>
            <text:p text:style-name="P3"><text:span text:style-name="T2">case current_step</text:span></text:p>
            <text:p text:style-name="P3"><text:span text:style-name="T2">when :welcome</text:span></text:p>
            <text:p text:style-name="P3"><text:span text:style-name="T2">welcome_do_something()</text:span></text:p>
            <text:p text:style-name="P3"><text:span text:style-name="T2">when :form</text:span></text:p>
            <text:p text:style-name="P3"><text:span text:style-name="T2">form_do_something()</text:span></text:p>
            <text:p text:style-name="P3"><text:span text:style-name="T2">end</text:span></text:p>
          </draw:text-box>
        </draw:frame>
        <draw:frame draw:style-name="gr4" draw:text-style-name="P6" draw:layer="layout" svg:width="12.131cm" svg:height="0.814cm" svg:x="1.1cm" svg:y="8.634cm">
          <draw:text-box>
            <text:p text:style-name="P5"><text:span text:style-name="T3">When you are dealing with a state machine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26cm" svg:height="0.962cm" svg:x="0.911cm" svg:y="8.5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4.755cm" svg:x="0.889cm" svg:y="11.1cm">
          <draw:text-box>
            <text:p text:style-name="P8"><text:span text:style-name="T2">Use classes to represent the states of application.</text:span></text:p>
            <text:p text:style-name="P8"><text:span text:style-name="T2"/></text:p>
            <text:p text:style-name="P8"><text:span text:style-name="T2">;; lisp </text:span></text:p>
            <text:p text:style-name="P8"><text:span text:style-name="T2">(do-something current-step)</text:span></text:p>
            <text:p text:style-name="P8"><text:span text:style-name="T2"/></text:p>
            <text:p text:style-name="P8"><text:span text:style-name="T2">// any other language</text:span></text:p>
            <text:p text:style-name="P8"><text:span text:style-name="T2">current_step.do_something()</text:span></text:p>
          </draw:text-box>
        </draw:frame>
        <draw:frame draw:style-name="gr4" draw:text-style-name="P6" draw:layer="layout" svg:width="12.131cm" svg:height="0.814cm" svg:x="1.1cm" svg:y="8.634cm">
          <draw:text-box>
            <text:p text:style-name="P5"><text:span text:style-name="T3">When you are dealing with a state machine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926cm" svg:height="1.6cm" svg:x="0.911cm" svg:y="10.7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5.881cm" svg:x="0.889cm" svg:y="13.3cm">
          <draw:text-box>
            <text:p text:style-name="P8"><text:span text:style-name="T2">When you try to execute a transition using the variables in the scope:</text:span></text:p>
            <text:p text:style-name="P8"><text:span text:style-name="T2"/></text:p>
            <text:p text:style-name="P8"><text:span text:style-name="T2">{ // of course there are better </text:span></text:p>
            <text:p text:style-name="P8"><text:span text:style-name="T2"><text:s text:c="2"/></text:span><text:span text:style-name="T2">// examples than this :)</text:span></text:p>
            <text:p text:style-name="P8"><text:span text:style-name="T2"><text:s text:c="2"/></text:span><text:span text:style-name="T2">if (a &amp;&amp; b) transition_to_d()</text:span></text:p>
            <text:p text:style-name="P8"><text:span text:style-name="T2"><text:s text:c="2"/></text:span><text:span text:style-name="T2">if (a) transition_to_b()</text:span></text:p>
            <text:p text:style-name="P8"><text:span text:style-name="T2"><text:s text:c="2"/></text:span><text:span text:style-name="T2">if (b) transition_to_c()</text:span></text:p>
            <text:p text:style-name="P8"><text:span text:style-name="T2"><text:s/></text:span><text:span text:style-name="T2">...</text:span></text:p>
            <text:p text:style-name="P8"><text:span text:style-name="T2">}</text:span></text:p>
          </draw:text-box>
        </draw:frame>
        <draw:frame draw:style-name="gr7" draw:text-style-name="P6" draw:layer="layout" svg:width="12.87cm" svg:height="1.377cm" svg:x="1.1cm" svg:y="10.834cm">
          <draw:text-box>
            <text:p text:style-name="P5"><text:span text:style-name="T3">When you are transitioning within a state machines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15.748cm" svg:height="27.99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926cm" svg:height="1.6cm" svg:x="0.911cm" svg:y="9.7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97cm" svg:height="8.696cm" svg:x="0.889cm" svg:y="12.3cm">
          <draw:text-box>
            <text:p text:style-name="P8"><text:span text:style-name="T2">In this case, it is possible that every transition </text:span><text:span text:style-name="T2">happens</text:span></text:p>
            <text:p text:style-name="P8"><text:span text:style-name="T2">when this block is executed.</text:span></text:p>
            <text:p text:style-name="P8"><text:span text:style-name="T2"/></text:p>
            <text:p text:style-name="P8"><text:span text:style-name="T2">To clean that, it shouldn't be possible to represent </text:span><text:span text:style-name="T2">invalid transitions.</text:span></text:p>
            <text:p text:style-name="P8"><text:span text:style-name="T2"/></text:p>
            <text:p text:style-name="P8"><text:span text:style-name="T2">case (next_state(a, b))</text:span></text:p>
            <text:p text:style-name="P8"><text:span text:style-name="T2">when Transition::B</text:span></text:p>
            <text:p text:style-name="P8"><text:span text:style-name="T2"><text:s text:c="2"/></text:span><text:span text:style-name="T2">transition_to_b()</text:span></text:p>
            <text:p text:style-name="P8"><text:span text:style-name="T4">when </text:span><text:span text:style-name="T2">Transition::</text:span><text:span text:style-name="T2">C</text:span></text:p>
            <text:p text:style-name="P8"><text:span text:style-name="T2"><text:s text:c="2"/></text:span><text:span text:style-name="T2">transition_to_c()</text:span></text:p>
            <text:p text:style-name="P8"><text:span text:style-name="T4">when </text:span><text:span text:style-name="T2">Transition::</text:span><text:span text:style-name="T2">D</text:span></text:p>
            <text:p text:style-name="P8"><text:span text:style-name="T2"><text:s text:c="2"/></text:span><text:span text:style-name="T2">transition_to_d()</text:span></text:p>
            <text:p text:style-name="P8"><text:span text:style-name="T2">end</text:span></text:p>
          </draw:text-box>
        </draw:frame>
        <draw:frame draw:style-name="gr7" draw:text-style-name="P6" draw:layer="layout" svg:width="12.87cm" svg:height="1.377cm" svg:x="1.1cm" svg:y="9.834cm">
          <draw:text-box>
            <text:p text:style-name="P5"><text:span text:style-name="T3">When you are transitioning within a state machines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Gujarati" svg:font-family="'Lohit Gujarat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aliRamakrishna" svg:font-family="TenaliRamakrishna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964cm" svg:height="7.047cm" svg:x="3.665cm" svg:y="2.397cm"/>
      <draw:page-thumbnail draw:layer="backgroundobjects" svg:width="3.964cm" svg:height="7.047cm" svg:x="3.665cm" svg:y="10.445cm"/>
      <draw:page-thumbnail draw:layer="backgroundobjects" svg:width="3.964cm" svg:height="7.047cm" svg:x="3.665cm" svg:y="18.493cm"/>
      <draw:page-thumbnail draw:layer="backgroundobjects" svg:width="3.964cm" svg:height="7.047cm" svg:x="13.96cm" svg:y="2.397cm"/>
      <draw:page-thumbnail draw:layer="backgroundobjects" svg:width="3.964cm" svg:height="7.047cm" svg:x="13.96cm" svg:y="10.445cm"/>
      <draw:page-thumbnail draw:layer="backgroundobjects" svg:width="3.964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2cm" svg:height="4.673cm" svg:x="0.786cm" svg:y="1.116cm" presentation:class="title" presentation:placeholder="true">
        <draw:text-box/>
      </draw:frame>
      <draw:frame presentation:style-name="Default-outline1" draw:layer="backgroundobjects" svg:width="14.172cm" svg:height="16.233cm" svg:x="0.786cm" svg:y="6.548cm" presentation:class="outline" presentation:placeholder="true">
        <draw:text-box/>
      </draw:frame>
      <draw:frame presentation:style-name="Mpr1" draw:text-style-name="MP2" draw:layer="backgroundobjects" svg:width="3.669cm" svg:height="1.928cm" svg:x="0.786cm" svg:y="25.49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1cm" svg:height="1.928cm" svg:x="5.385cm" svg:y="25.49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8cm" svg:x="11.29cm" svg:y="25.49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22:30:32.383676394</meta:creation-date>
    <dc:date>2022-12-05T22:58:52.313961286</dc:date>
    <meta:editing-duration>PT4M58S</meta:editing-duration>
    <meta:editing-cycles>1</meta:editing-cycles>
    <meta:generator>LibreOffice/7.3.7.2$Linux_X86_64 LibreOffice_project/30$Build-2</meta:generator>
    <meta:document-statistic meta:object-count="57"/>
  </office:meta>
</office:document-meta>
</file>